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800000" style:font-name="Courier" fo:font-size="11.5pt" fo:background-color="transparent" style:font-name-asian="Courier" style:font-size-asian="11.5pt" style:font-name-complex="Courier" style:font-size-complex="11.5pt"/>
    </style:style>
    <style:style style:name="P4"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3pt" fo:font-weight="bold" style:font-name-asian="Courier" style:font-size-asian="13pt" style:font-weight-asian="bold" style:font-name-complex="Courier" style:font-size-complex="13pt" style:font-weight-complex="bold"/>
    </style:style>
    <style:style style:name="T1" style:family="text">
      <style:text-properties fo:color="#000000" style:font-name="Courier" fo:font-size="12pt" style:font-name-asian="Courier" style:font-size-asian="12pt" style:font-name-complex="Courier"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BONACCI SEARCH ALGO:</text:p>
      <text:p text:style-name="P2"/>
      <text:p text:style-name="P3">Observations:</text:p>
      <text:p text:style-name="P3">Below observation is used for range elimination, and hence for the O(log(n)) complexity.</text:p>
      <text:p text:style-name="P3"/>
      <text:p text:style-name="P3">F(n - 2) <text:s/>(2/3)*F(n).</text:p>
      <text:p text:style-name="P3"/>
      <text:p text:style-name="P3">Algorithm:</text:p>
      <text:p text:style-name="P3">Let the searched element be x.</text:p>
      <text:p text:style-name="P3"/>
      <text:p text:style-name="P3">The idea it to first find the smallest Fibonacci number that is greater than or equal to length of given array. Let the found fibonacci number be fib (mth Fibonacci number as index (If it is a valid index). Let (m-2)th Fibonacci Number]. Let the two Fibonacci numbers preceding it be fibMm1 [(m-1)th Fibonacci Number./li&gt;</text:p>
      <text:p text:style-name="P3"><text:s text:c="3"/>While the array has elements to be inspected:</text:p>
      <text:p text:style-name="P3"><text:s text:c="7"/>Compare x with the last element of the range covered by fibMm2</text:p>
      <text:p text:style-name="P3"><text:s text:c="7"/>If x matches, return index</text:p>
      <text:p text:style-name="P3"><text:s text:c="7"/>Else If x is less than the element, move the three Fibonacci variables two Fibonacci down, indicating elimination of approximately rear two-third of the remaining array.</text:p>
      <text:p text:style-name="P3"><text:s text:c="7"/>Else x is greater than the element, move the three Fibonacci variables one Fibonacci down. Reset offset to index. Together these indicate elimination of approximately front one-third of the remaining array.</text:p>
      <text:p text:style-name="P3"><text:s text:c="3"/>Since there might be a single element remaining for comparison, check if fibMm1 is 1. If Yes, compare x with that remaining element. If match, return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11T13:49:58.186457536</dc:date>
    <meta:editing-duration>PT50S</meta:editing-duration>
    <meta:editing-cycles>1</meta:editing-cycles>
    <meta:document-statistic meta:table-count="0" meta:image-count="0" meta:object-count="0" meta:page-count="1" meta:paragraph-count="13" meta:word-count="192" meta:character-count="1203" meta:non-whitespace-character-count="989"/>
  </office:meta>
</office:document-meta>
</file>